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  <style:text-properties fo:font-weight="bold" style:font-weight-asian="bold"/>
    </style:style>
    <style:style style:name="P4" style:parent-style-name="Standard" style:family="paragraph">
      <style:paragraph-properties fo:text-align="justify"/>
    </style:style>
    <style:style style:name="T5" style:parent-style-name="Fonteparág.padrão" style:family="text">
      <style:text-properties fo:font-weight="bold" style:font-weight-asian="bold" style:font-weight-complex="bold" fo:background-color="#00FFFF"/>
    </style:style>
    <style:style style:name="T6" style:parent-style-name="Fonteparág.padrão" style:family="text">
      <style:text-properties fo:background-color="#00FFFF"/>
    </style:style>
    <style:style style:name="T7" style:parent-style-name="Fonteparág.padrão" style:family="text">
      <style:text-properties fo:background-color="#00FFFF" style:text-underline-type="single" style:text-underline-style="solid" style:text-underline-width="auto" style:text-underline-mode="continuous"/>
    </style:style>
    <style:style style:name="T8" style:parent-style-name="Fonteparág.padrão" style:family="text">
      <style:text-properties fo:background-color="#00FFFF"/>
    </style:style>
    <style:style style:name="T9" style:parent-style-name="Fonteparág.padrão" style:family="text">
      <style:text-properties fo:background-color="#00FFFF"/>
    </style:style>
    <style:style style:name="P10" style:parent-style-name="Standard" style:family="paragraph">
      <style:paragraph-properties fo:text-align="justify"/>
    </style:style>
    <style:style style:name="T11" style:parent-style-name="Fonteparág.padrão" style:family="text">
      <style:text-properties fo:font-weight="bold" style:font-weight-asian="bold" style:font-weight-complex="bold" fo:background-color="#00FFFF"/>
    </style:style>
    <style:style style:name="T12" style:parent-style-name="Fonteparág.padrão" style:family="text">
      <style:text-properties fo:background-color="#00FFFF"/>
    </style:style>
    <style:style style:name="T13" style:parent-style-name="Fonteparág.padrão" style:family="text">
      <style:text-properties fo:background-color="#00FFFF"/>
    </style:style>
    <style:style style:name="T14" style:parent-style-name="Fonteparág.padrão" style:family="text">
      <style:text-properties fo:background-color="#00FFFF" style:text-underline-type="single" style:text-underline-style="solid" style:text-underline-width="auto" style:text-underline-mode="continuous"/>
    </style:style>
    <style:style style:name="T15" style:parent-style-name="Fonteparág.padrão" style:family="text">
      <style:text-properties fo:background-color="#00FFFF"/>
    </style:style>
    <style:style style:name="P16" style:parent-style-name="Standard" style:family="paragraph">
      <style:paragraph-properties fo:text-align="justify"/>
    </style:style>
    <style:style style:name="T17" style:parent-style-name="Fonteparág.padrão" style:family="text">
      <style:text-properties fo:font-weight="bold" style:font-weight-asian="bold" style:font-weight-complex="bold" fo:background-color="#00FFFF"/>
    </style:style>
    <style:style style:name="T18" style:parent-style-name="Fonteparág.padrão" style:family="text">
      <style:text-properties fo:background-color="#00FFFF"/>
    </style:style>
    <style:style style:name="T19" style:parent-style-name="Fonteparág.padrão" style:family="text">
      <style:text-properties fo:background-color="#00FFFF" style:text-underline-type="single" style:text-underline-style="solid" style:text-underline-width="auto" style:text-underline-mode="continuous"/>
    </style:style>
    <style:style style:name="T20" style:parent-style-name="Fonteparág.padrão" style:family="text">
      <style:text-properties fo:background-color="#00FFFF"/>
    </style:style>
    <style:style style:name="T21" style:parent-style-name="Fonteparág.padrão" style:family="text">
      <style:text-properties fo:background-color="#00FFFF"/>
    </style:style>
    <style:style style:name="T22" style:parent-style-name="Fonteparág.padrão" style:family="text">
      <style:text-properties fo:background-color="#00FFFF" style:text-underline-type="single" style:text-underline-style="solid" style:text-underline-width="auto" style:text-underline-mode="continuous"/>
    </style:style>
    <style:style style:name="T23" style:parent-style-name="Fonteparág.padrão" style:family="text">
      <style:text-properties fo:background-color="#00FFFF"/>
    </style:style>
    <style:style style:name="T24" style:parent-style-name="Fonteparág.padrão" style:family="text">
      <style:text-properties fo:background-color="#00FFFF"/>
    </style:style>
    <style:style style:name="P25" style:parent-style-name="Standard" style:family="paragraph">
      <style:paragraph-properties fo:text-align="justify"/>
    </style:style>
    <style:style style:name="T26" style:parent-style-name="Fonteparág.padrão" style:family="text">
      <style:text-properties fo:font-weight="bold" style:font-weight-asian="bold" style:font-weight-complex="bold" fo:background-color="#00FFFF"/>
    </style:style>
    <style:style style:name="T27" style:parent-style-name="Fonteparág.padrão" style:family="text">
      <style:text-properties fo:background-color="#00FFFF"/>
    </style:style>
    <style:style style:name="T28" style:parent-style-name="Fonteparág.padrão" style:family="text">
      <style:text-properties fo:background-color="#00FFFF" style:text-underline-type="single" style:text-underline-style="solid" style:text-underline-width="auto" style:text-underline-mode="continuous"/>
    </style:style>
    <style:style style:name="T29" style:parent-style-name="Fonteparág.padrão" style:family="text">
      <style:text-properties fo:background-color="#00FFFF"/>
    </style:style>
    <style:style style:name="T30" style:parent-style-name="Fonteparág.padrão" style:family="text">
      <style:text-properties fo:background-color="#00FFFF" style:text-underline-type="single" style:text-underline-style="solid" style:text-underline-width="auto" style:text-underline-mode="continuous"/>
    </style:style>
    <style:style style:name="T31" style:parent-style-name="Fonteparág.padrão" style:family="text">
      <style:text-properties fo:background-color="#00FFFF"/>
    </style:style>
    <style:style style:name="P32" style:parent-style-name="Standard" style:family="paragraph">
      <style:paragraph-properties fo:text-align="justify"/>
    </style:style>
    <style:style style:name="T33" style:parent-style-name="Fonteparág.padrão" style:family="text">
      <style:text-properties fo:font-weight="bold" style:font-weight-asian="bold" style:font-weight-complex="bold" fo:background-color="#00FFFF"/>
    </style:style>
    <style:style style:name="T34" style:parent-style-name="Fonteparág.padrão" style:family="text">
      <style:text-properties fo:background-color="#00FFFF"/>
    </style:style>
    <style:style style:name="T35" style:parent-style-name="Fonteparág.padrão" style:family="text">
      <style:text-properties fo:background-color="#00FFFF" style:text-underline-type="single" style:text-underline-style="solid" style:text-underline-width="auto" style:text-underline-mode="continuous"/>
    </style:style>
    <style:style style:name="T36" style:parent-style-name="Fonteparág.padrão" style:family="text">
      <style:text-properties fo:background-color="#00FFFF"/>
    </style:style>
    <style:style style:name="T37" style:parent-style-name="Fonteparág.padrão" style:family="text">
      <style:text-properties fo:background-color="#00FFFF"/>
    </style:style>
    <style:style style:name="T38" style:parent-style-name="Fonteparág.padrão" style:family="text">
      <style:text-properties fo:background-color="#00FFFF"/>
    </style:style>
    <style:style style:name="P39" style:parent-style-name="Standard" style:family="paragraph">
      <style:paragraph-properties fo:text-align="justify"/>
    </style:style>
    <style:style style:name="T40" style:parent-style-name="Fonteparág.padrão" style:family="text">
      <style:text-properties fo:font-weight="bold" style:font-weight-asian="bold" style:font-weight-complex="bold" fo:background-color="#00FFFF"/>
    </style:style>
    <style:style style:name="T41" style:parent-style-name="Fonteparág.padrão" style:family="text">
      <style:text-properties fo:background-color="#00FFFF"/>
    </style:style>
    <style:style style:name="T42" style:parent-style-name="Fonteparág.padrão" style:family="text">
      <style:text-properties fo:background-color="#00FFFF" style:text-underline-type="single" style:text-underline-style="solid" style:text-underline-width="auto" style:text-underline-mode="continuous"/>
    </style:style>
    <style:style style:name="T43" style:parent-style-name="Fonteparág.padrão" style:family="text">
      <style:text-properties fo:background-color="#00FFFF"/>
    </style:style>
    <style:style style:name="P44" style:parent-style-name="Standard" style:family="paragraph">
      <style:paragraph-properties fo:text-align="justify"/>
    </style:style>
    <style:style style:name="T45" style:parent-style-name="Fonteparág.padrão" style:family="text">
      <style:text-properties fo:font-weight="bold" style:font-weight-asian="bold" style:font-weight-complex="bold" fo:background-color="#00FFFF"/>
    </style:style>
    <style:style style:name="T46" style:parent-style-name="Fonteparág.padrão" style:family="text">
      <style:text-properties fo:background-color="#00FFFF"/>
    </style:style>
    <style:style style:name="T47" style:parent-style-name="Fonteparág.padrão" style:family="text">
      <style:text-properties fo:background-color="#00FFFF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justify"/>
    </style:style>
    <style:style style:name="T49" style:parent-style-name="Fonteparág.padrão" style:family="text">
      <style:text-properties fo:font-weight="bold" style:font-weight-asian="bold" style:font-weight-complex="bold"/>
    </style:style>
    <style:style style:name="T50" style:parent-style-name="Fonteparág.padrão" style:family="text">
      <style:text-properties fo:background-color="#FFFF66"/>
    </style:style>
    <style:style style:name="T5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justify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T54" style:parent-style-name="Fonteparág.padrão" style:family="text">
      <style:text-properties fo:background-color="#FFFFFF" style:text-underline-type="single" style:text-underline-style="solid" style:text-underline-width="auto" style:text-underline-mode="continuous"/>
    </style:style>
    <style:style style:name="T5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5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justify"/>
    </style:style>
    <style:style style:name="T58" style:parent-style-name="Fonteparág.padrão" style:family="text">
      <style:text-properties fo:font-weight="bold" style:font-weight-asian="bold" style:font-weight-complex="bold" fo:background-color="#FFFFFF"/>
    </style:style>
    <style:style style:name="T59" style:parent-style-name="Fonteparág.padrão" style:family="text">
      <style:text-properties fo:font-weight="bold" style:font-weight-asian="bold" style:font-weight-complex="bold"/>
    </style:style>
    <style:style style:name="T60" style:parent-style-name="Fonteparág.padrão" style:family="text">
      <style:text-properties fo:background-color="#FFFFFF" style:text-underline-type="single" style:text-underline-style="solid" style:text-underline-width="auto" style:text-underline-mode="continuous"/>
    </style:style>
    <style:style style:name="T61" style:parent-style-name="Fonteparág.padrão" style:family="text">
      <style:text-properties fo:background-color="#FFFFFF" style:text-underline-type="single" style:text-underline-style="solid" style:text-underline-width="auto" style:text-underline-mode="continuous"/>
    </style:style>
    <style:style style:name="T62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text-align="justify"/>
    </style:style>
    <style:style style:name="T64" style:parent-style-name="Fonteparág.padrão" style:family="text">
      <style:text-properties fo:font-weight="bold" style:font-weight-asian="bold" style:font-weight-complex="bold"/>
    </style:style>
    <style:style style:name="T6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text-align="justify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6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6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justify"/>
    </style:style>
    <style:style style:name="T71" style:parent-style-name="Fonteparág.padrão" style:family="text">
      <style:text-properties fo:font-weight="bold" style:font-weight-asian="bold" style:font-weight-complex="bold" fo:background-color="#FFFFFF"/>
    </style:style>
    <style:style style:name="T72" style:parent-style-name="Fonteparág.padrão" style:family="text">
      <style:text-properties fo:background-color="#FFFFFF" style:text-underline-type="single" style:text-underline-style="solid" style:text-underline-width="auto" style:text-underline-mode="continuous"/>
    </style:style>
    <style:style style:name="T7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text-align="justify"/>
    </style:style>
    <style:style style:name="T75" style:parent-style-name="Fonteparág.padrão" style:family="text">
      <style:text-properties fo:font-weight="bold" style:font-weight-asian="bold" style:font-weight-complex="bold"/>
    </style:style>
    <style:style style:name="T7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text-align="justify"/>
    </style:style>
    <style:style style:name="T78" style:parent-style-name="Fonteparág.padrão" style:family="text">
      <style:text-properties fo:font-weight="bold" style:font-weight-asian="bold" style:font-weight-complex="bold"/>
    </style:style>
    <style:style style:name="T79" style:parent-style-name="Fonteparág.padrão" style:family="text">
      <style:text-properties fo:font-weight="bold" style:font-weight-asian="bold" style:font-weight-complex="bold"/>
    </style:style>
    <style:style style:name="T8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text-align="justify"/>
    </style:style>
    <style:style style:name="T83" style:parent-style-name="Fonteparág.padrão" style:family="text">
      <style:text-properties fo:font-weight="bold" style:font-weight-asian="bold" style:font-weight-complex="bold"/>
    </style:style>
    <style:style style:name="T8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8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text-align="justify"/>
    </style:style>
    <style:style style:name="T87" style:parent-style-name="Fonteparág.padrão" style:family="text"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justify"/>
    </style:style>
    <style:style style:name="T89" style:parent-style-name="Fonteparág.padrão" style:family="text">
      <style:text-properties fo:font-weight="bold" style:font-weight-asian="bold" style:font-weight-complex="bold"/>
    </style:style>
    <style:style style:name="T9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91" style:parent-style-name="Standard" style:family="paragraph">
      <style:paragraph-properties fo:text-align="justify"/>
    </style:style>
    <style:style style:name="T92" style:parent-style-name="Fonteparág.padrão" style:family="text">
      <style:text-properties fo:font-weight="bold" style:font-weight-asian="bold" style:font-weight-complex="bold"/>
    </style:style>
    <style:style style:name="T9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9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text-align="justify"/>
    </style:style>
    <style:style style:name="T96" style:parent-style-name="Fonteparág.padrão" style:family="text">
      <style:text-properties fo:font-weight="bold" style:font-weight-asian="bold" style:font-weight-complex="bold" fo:background-color="#FFFFFF"/>
    </style:style>
    <style:style style:name="T97" style:parent-style-name="Fonteparág.padrão" style:family="text">
      <style:text-properties fo:background-color="#FFFFFF" style:text-underline-type="single" style:text-underline-style="solid" style:text-underline-width="auto" style:text-underline-mode="continuous"/>
    </style:style>
    <style:style style:name="T9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99" style:parent-style-name="Standard" style:family="paragraph">
      <style:paragraph-properties fo:text-align="justify"/>
    </style:style>
    <style:style style:name="T100" style:parent-style-name="Fonteparág.padrão" style:family="text"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justify"/>
    </style:style>
    <style:style style:name="T102" style:parent-style-name="Fonteparág.padrão" style:family="text">
      <style:text-properties fo:font-weight="bold" style:font-weight-asian="bold" style:font-weight-complex="bold"/>
    </style:style>
    <style:style style:name="P103" style:parent-style-name="Standard" style:family="paragraph">
      <style:paragraph-properties fo:text-align="justify"/>
    </style:style>
    <style:style style:name="T104" style:parent-style-name="Fonteparág.padrão" style:family="text">
      <style:text-properties fo:font-weight="bold" style:font-weight-asian="bold" style:font-weight-complex="bold"/>
    </style:style>
    <style:style style:name="T10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06" style:parent-style-name="Fonteparág.padrão" style:family="text">
      <style:text-properties fo:background-color="#FFFF66"/>
    </style:style>
    <style:style style:name="P107" style:parent-style-name="Standard" style:family="paragraph">
      <style:paragraph-properties fo:text-align="justify"/>
    </style:style>
    <style:style style:name="T108" style:parent-style-name="Fonteparág.padrão" style:family="text">
      <style:text-properties fo:font-weight="bold" style:font-weight-asian="bold" style:font-weight-complex="bold"/>
    </style:style>
    <style:style style:name="T10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110" style:parent-style-name="Standard" style:family="paragraph">
      <style:paragraph-properties fo:text-align="justify"/>
    </style:style>
    <style:style style:name="T111" style:parent-style-name="Fonteparág.padrão" style:family="text">
      <style:text-properties fo:font-weight="bold" style:font-weight-asian="bold" style:font-weight-complex="bold"/>
    </style:style>
    <style:style style:name="T112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text-align="justify"/>
    </style:style>
    <style:style style:name="T114" style:parent-style-name="Fonteparág.padrão" style:family="text">
      <style:text-properties fo:font-weight="bold" style:font-weight-asian="bold" style:font-weight-complex="bold"/>
    </style:style>
    <style:style style:name="T11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11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  <style:text-properties fo:font-weight="bold" style:font-weight-asian="bold" style:font-weight-complex="bold"/>
    </style:style>
  </office:automatic-styles>
  <office:body>
    <office:text text:use-soft-page-breaks="true">
      <text:p text:style-name="P1">Mapeamento das entidades</text:p>
      <text:p text:style-name="P2"/>
      <text:p text:style-name="P3"/>
      <text:p text:style-name="P4"><text:span text:style-name="T5">Pessoa<text:s/></text:span><text:span text:style-name="T6">(</text:span><text:span text:style-name="T7">CPF</text:span><text:span text:style-name="T8">, E-mail, RG, DataNascimento, Nome, Rua, Bairro, Cidade)</text:span><text:span text:style-name="T9">;</text:span></text:p>
      <text:p text:style-name="P10"><text:span text:style-name="T11">Cliente</text:span><text:span text:style-name="T12"><text:s/></text:span><text:span text:style-name="T13">(</text:span><text:span text:style-name="T14">CPF</text:span><text:span text:style-name="T15">)</text:span></text:p>
      <text:p text:style-name="P16"><text:span text:style-name="T17">Funcionário</text:span><text:span text:style-name="T18"><text:s/>(</text:span><text:span text:style-name="T19">CPF</text:span><text:span text:style-name="T20">, Salário, Cargo,<text:s/></text:span><text:span text:style-name="T21">Matrícula</text:span><text:span text:style-name="T22">,</text:span><text:span text:style-name="T23"><text:s/></text:span><text:span text:style-name="T24">CodDepartameto)</text:span></text:p>
      <text:p text:style-name="P25"><text:span text:style-name="T26">PessoaTelefone<text:s/></text:span><text:span text:style-name="T27">(</text:span><text:span text:style-name="T28">CPF</text:span><text:span text:style-name="T29">,<text:s/></text:span><text:span text:style-name="T30">Telefone</text:span><text:span text:style-name="T31">)</text:span></text:p>
      <text:p text:style-name="P32"><text:span text:style-name="T33">Ponto<text:s/></text:span><text:span text:style-name="T34">(</text:span><text:span text:style-name="T35">Código</text:span><text:span text:style-name="T36">, Data, HoraSaida, HoraEntrada, CPF</text:span><text:span text:style-name="T37">Funcionário</text:span><text:span text:style-name="T38">)</text:span></text:p>
      <text:p text:style-name="P39"><text:span text:style-name="T40">Departamento</text:span><text:span text:style-name="T41"><text:s/>(</text:span><text:span text:style-name="T42">Código</text:span><text:span text:style-name="T43">, Nome, CPFGerente)</text:span></text:p>
      <text:p text:style-name="P44"><text:span text:style-name="T45">Estoque</text:span><text:span text:style-name="T46"><text:s/>(QuantTotal,<text:s/></text:span><text:span text:style-name="T47">ID)</text:span></text:p>
      <text:p text:style-name="P48"><text:span text:style-name="T49">PecaAcessorio</text:span><text:s/>(<text:span text:style-name="T50">IDEstoque</text:span>, NomeProduto,<text:s/><text:span text:style-name="T51">Código</text:span>, Garantia, Valor, Ano/ano, ModeloVeiculo, NomeVeiculo)</text:p>
      <text:p text:style-name="P52"><text:span text:style-name="T53">FuncionarioEstoque</text:span><text:s/>(<text:span text:style-name="T54">CPF</text:span><text:span text:style-name="T55">,</text:span><text:s/><text:span text:style-name="T56">IDEstoque)</text:span></text:p>
      <text:p text:style-name="P57"><text:span text:style-name="T58">FuncionarioPecaAcessorio</text:span><text:span text:style-name="T59"><text:s/></text:span>(<text:span text:style-name="T60">CPFGerente</text:span>,<text:s/><text:span text:style-name="T61">CPFFuncionario</text:span>,<text:s/><text:span text:style-name="T62">CodPeca</text:span>, Data)</text:p>
      <text:p text:style-name="P63"><text:span text:style-name="T64">Pedido</text:span><text:s/>(<text:span text:style-name="T65">ID</text:span>, Quantidade, Data)</text:p>
      <text:p text:style-name="P66"><text:span text:style-name="T67">PedidoPecaAcessorio</text:span><text:s/>(<text:span text:style-name="T68">IDPedido</text:span>,<text:s/><text:span text:style-name="T69">CodPeca</text:span>)</text:p>
      <text:p text:style-name="P70"><text:span text:style-name="T71">FuncionarioPedido</text:span><text:s/>(<text:span text:style-name="T72">CPFGerente</text:span>,<text:s/><text:span text:style-name="T73">IDPedido)</text:span></text:p>
      <text:p text:style-name="P74"><text:span text:style-name="T75">Fornecedor</text:span><text:s/>( NomeEmpresa, Código,<text:s/><text:span text:style-name="T76">CNPJ</text:span>, Endereco</text:p>
      <text:p text:style-name="P77"><text:span text:style-name="T78">PedidoFornecedo</text:span><text:span text:style-name="T79">r</text:span><text:s/>(<text:span text:style-name="T80">CNPJ</text:span>,<text:s/><text:span text:style-name="T81">IDPedido)</text:span></text:p>
      <text:p text:style-name="P82"><text:span text:style-name="T83">FornecedorTelofone</text:span><text:s/>(<text:span text:style-name="T84">CNPJ</text:span>,<text:s/><text:span text:style-name="T85">Telefone)</text:span></text:p>
      <text:p text:style-name="P86"><text:span text:style-name="T87">FornecedorPecaAcessorio</text:span><text:s/>(CNPJ, CodPeca)</text:p>
      <text:p text:style-name="P88"><text:span text:style-name="T89">Agendamento<text:s/></text:span>(<text:span text:style-name="T90">ID</text:span>, Hora, Data)</text:p>
      <text:p text:style-name="P91"><text:span text:style-name="T92">AgendaPecaAcessorio</text:span><text:s/>(<text:span text:style-name="T93">IDAgenda</text:span>,<text:s/><text:span text:style-name="T94">CodPeca</text:span>)</text:p>
      <text:p text:style-name="P95"><text:span text:style-name="T96">FuncionarioAgenda</text:span><text:s/>(CPF<text:span text:style-name="T97">Funcionario</text:span>,<text:s/><text:span text:style-name="T98">IDAgenda</text:span>, Disponibilidade)</text:p>
      <text:p text:style-name="P99"><text:span text:style-name="T100">ClienteAgenda</text:span><text:s/>(CPFCliente, IDAgenda, Data, Hora)</text:p>
      <text:p text:style-name="P101"><text:span text:style-name="T102">Pagamento</text:span><text:s/>(ID, Data, Hora)</text:p>
      <text:p text:style-name="P103"><text:span text:style-name="T104">VendaCartao</text:span><text:s/>(<text:span text:style-name="T105">IDPagamento</text:span>, NumParcelas,<text:s/><text:span text:style-name="T106">NumCartao</text:span>)</text:p>
      <text:p text:style-name="P107"><text:span text:style-name="T108">Cartao</text:span><text:s/>(<text:span text:style-name="T109">Numero</text:span>, Bandeira, Titular)</text:p>
      <text:p text:style-name="P110"><text:span text:style-name="T111">VendaCheque</text:span><text:s/>(<text:span text:style-name="T112">IDPagamento</text:span>, Titular, Numero, Data, Banco)</text:p>
      <text:p text:style-name="P113"><text:span text:style-name="T114">ClientePagamento</text:span><text:s/>(<text:span text:style-name="T115">CPFCliente</text:span>,<text:s/><text:span text:style-name="T116">IDPagamento</text:span>)</text:p>
      <text:p text:style-name="P117"/>
      <text:p text:style-name="P118"/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uan lb</meta:initial-creator>
    <dc:creator>Jonas Silva</dc:creator>
    <meta:creation-date>2018-02-21T09:47:00Z</meta:creation-date>
    <dc:date>2018-03-05T20:50:00Z</dc:date>
    <meta:template xlink:href="Normal" xlink:type="simple"/>
    <meta:editing-cycles>1</meta:editing-cycles>
    <meta:editing-duration>PT13980S</meta:editing-duration>
    <meta:document-statistic meta:page-count="1" meta:paragraph-count="2" meta:word-count="187" meta:character-count="1196" meta:row-count="8" meta:non-whitespace-character-count="1011"/>
  </office:meta>
</office:document-meta>
</file>